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{titre}</text:p>
      <text:p text:style-name="P1"/>
      <text:p text:style-name="P2">Utilisateur :</text:p>
      <text:p text:style-name="P2"><text:tab/><text:span text:style-name="T1">Nom : ${utilisateur.nom}</text:span></text:p>
      <text:p text:style-name="P3"><text:tab/>Prénom : ${utilisateur.prenom}</text:p>
      <text:p text:style-name="P3"><text:tab/>Age : ${utilisateur.age}</text:p>
      <text:p text:style-name="P3"><text:tab/></text:p>
      <text:p text:style-name="P2">Fonction :<text:span text:style-name="T1"> ${session.fonction}</text:span></text:p>
      <text:p text:style-name="P2"><text:span text:style-name="T1"/></text:p>
      <text:p text:style-name="P2">Numéro de dossier : <text:span text:style-name="T1">${params.numDossier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ît Courtine</meta:initial-creator>
    <meta:creation-date>2010-10-14T12:24:41.43</meta:creation-date>
    <dc:date>2010-10-21T11:38:05.45</dc:date>
    <dc:creator>Benoît Courtine</dc:creator>
    <meta:editing-duration>PT00H35M34S</meta:editing-duration>
    <meta:editing-cycles>9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20" meta:character-count="173"/>
  </office:meta>
</office:document-meta>
</file>